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02e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5d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90bd0" officeooo:paragraph-rsid="00490b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6">
      <style:paragraph-properties fo:text-align="start" style:justify-single-word="false" fo:orphans="2" fo:widows="2" fo:hyphenation-ladder-count="no-limit"/>
      <style:text-properties officeooo:paragraph-rsid="0052ccf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rsid="004a8727" officeooo:paragraph-rsid="004a87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52cc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90bd0" officeooo:paragraph-rsid="00490b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4802e1" officeooo:paragraph-rsid="000fa3f3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55a17c" officeooo:paragraph-rsid="0055a17c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4ff451" officeooo:paragraph-rsid="004ff45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5df4" style:font-weight-asian="bold" style:font-weight-complex="bold"/>
    </style:style>
    <style:style style:name="T3" style:family="text">
      <style:text-properties fo:font-weight="bold" officeooo:rsid="004a3121" style:font-weight-asian="bold" style:font-weight-complex="bold"/>
    </style:style>
    <style:style style:name="T4" style:family="text">
      <style:text-properties fo:font-weight="bold" officeooo:rsid="005153d1" style:font-weight-asian="bold" style:font-weight-complex="bold"/>
    </style:style>
    <style:style style:name="T5" style:family="text">
      <style:text-properties fo:font-weight="bold" officeooo:rsid="0055a17c" style:font-weight-asian="bold" style:font-weight-complex="bold"/>
    </style:style>
    <style:style style:name="T6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802e1" style:letter-kerning="true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a9a51" style:letter-kerning="tru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e2e22" style:letter-kerning="tru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fb97e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0e883" style:letter-kerning="true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2ccf4" style:letter-kerning="true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22" style:family="text">
      <style:text-properties officeooo:rsid="00485df4"/>
    </style:style>
    <style:style style:name="T23" style:family="text">
      <style:text-properties officeooo:rsid="00490bd0"/>
    </style:style>
    <style:style style:name="T24" style:family="text">
      <style:text-properties officeooo:rsid="004a3121"/>
    </style:style>
    <style:style style:name="T25" style:family="text">
      <style:text-properties fo:font-style="normal" officeooo:rsid="004a3121" style:font-style-asian="normal" style:font-style-complex="normal"/>
    </style:style>
    <style:style style:name="T26" style:family="text">
      <style:text-properties officeooo:rsid="004a872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5153d1"/>
    </style:style>
    <style:style style:name="T29" style:family="text">
      <style:text-properties officeooo:rsid="0052ccf4"/>
    </style:style>
    <style:style style:name="T30" style:family="text">
      <style:text-properties officeooo:rsid="0055a1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5</text:span><text:span text:style-name="T12">0</text:span><text:span text:style-name="T16">3</text:span><text:span text:style-name="T7"> - </text:span><text:span text:style-name="T8">A/G – </text:span><text:span text:style-name="T15">Non-Visual (RR)</text:span><text:span text:style-name="T14"> Bombing Modes</text:span></text:p>
      <text:p text:style-name="P2"/>
      <text:p text:style-name="P3">Mixed weapon loadouts</text:p>
      <text:list text:style-name="L1">
        <text:list-item>
          <text:p text:style-name="P11"><text:span text:style-name="T21">Mixed loadouts are not valid</text:span><text:span text:style-name="T18">, </text:span><text:span text:style-name="T21">except</text:span><text:span text:style-name="T18"> the following: RB-24/-24J A2A missiles are allowed with any loadout, and AKAN 30 mm gunpods are allowed with RB-75 (Maverick) or RB-05A (MCLOS) missiles.</text:span></text:p>
        </text:list-item>
        <text:list-item>
          <text:p text:style-name="P13"><text:span text:style-name="T18">R</text:span><text:span text:style-name="T17">elease interval of 10-</text:span><text:span text:style-name="T19">3</text:span><text:span text:style-name="T17">0m will produce a coherent stick of bombs, above </text:span><text:span text:style-name="T19">3</text:span><text:span text:style-name="T17">0m will lead to some un-asploded gaps between the bombs. </text:span></text:p>
        </text:list-item>
      </text:list>
      <text:p text:style-name="P2"/>
      <text:p text:style-name="P10"><text:span text:style-name="T9">M/71 bombs (</text:span><text:span text:style-name="T13">low</text:span><text:span text:style-name="T9"> drag)</text:span><text:span text:style-name="T10"> -- 120 kg </text:span><text:span text:style-name="T11">(265 lb) </text:span><text:span text:style-name="T10">GP bombs, 4 per pylon</text:span></text:p>
      <text:p text:style-name="P20"/>
      <text:p text:style-name="P22">RR<text:span text:style-name="T27"> Mode</text:span></text:p>
      <text:p text:style-name="P6"/>
      <text:p text:style-name="P4">Radar Bomb</text:p>
      <text:p text:style-name="P6"/>
      <text:list xml:id="list642368981" text:style-name="L2">
        <text:list-item>
          <text:p text:style-name="P14">Set Radar mode <text:span text:style-name="T1">A1</text:span>, Find the target on the radar. </text:p>
        </text:list-item>
        <text:list-item>
          <text:p text:style-name="P14">Weapon selector <text:span text:style-name="T1">Bomb RR</text:span></text:p>
        </text:list-item>
        <text:list-item>
          <text:p text:style-name="P14">Sight Mode Selector – Desired interval.</text:p>
        </text:list-item>
        <text:list-item>
          <text:p text:style-name="P14">Set QFE on altimeter (<text:span text:style-name="T1">required</text:span>)</text:p>
        </text:list-item>
        <text:list-item>
          <text:p text:style-name="P14">Master mode <text:span text:style-name="T1">ANF</text:span>. <text:span text:style-name="T24">Pole track will show commanded altitude, as determined by Ground Crew settings. </text:span><text:span text:style-name="T3">You must fly the commanded altitude for the release to be accurate</text:span><text:span text:style-name="T24"> (TODO test to confirm). </text:span><text:span text:style-name="T25">If you fly below this altitude, the bombs will not drop because the crew chief has deemed it unsafe.</text:span></text:p>
        </text:list-item>
        <text:list-item>
          <text:p text:style-name="P15">When approaching target, set radar range scale to 15km. You will see an additional cross at 3km. When the targets pass this line, <text:span text:style-name="T1">Pull and hold </text:span><text:span text:style-name="T4">trigger.</text:span><text:span text:style-name="T28">. </text:span></text:p>
        </text:list-item>
      </text:list>
      <text:list text:style-name="L6">
        <text:list-item>
          <text:list>
            <text:list-item>
              <text:p text:style-name="P12"><text:span text:style-name="T20">If you have a target fix on the spot, you may get better results if you pull the trigger when the distance indicator shows 3km</text:span></text:p>
            </text:list-item>
          </text:list>
        </text:list-item>
      </text:list>
      <text:list xml:id="list112236736799167" text:continue-list="list642368981" text:style-name="L2">
        <text:list-item>
          <text:p text:style-name="P14">Keep trigger held until all bombs are released (FALLD LAST)</text:p>
        </text:list-item>
      </text:list>
      <text:p text:style-name="P8"/>
      <text:p text:style-name="P5">NAV bomb</text:p>
      <text:p text:style-name="P7"/>
      <text:list text:style-name="L3">
        <text:list-item>
          <text:p text:style-name="P16">This method relies entirely on the nav system, ensure that your navigation point is accurate, that your nav system is accurate, and don’t expect precision results.</text:p>
        </text:list-item>
        <text:list-item>
          <text:p text:style-name="P16">Approach target waypoint. Stay in <text:span text:style-name="T1">NAV</text:span> master mode.</text:p>
        </text:list-item>
        <text:list-item>
          <text:p text:style-name="P16">Trigger <text:span text:style-name="T1">UNSAFE</text:span>. <text:span text:style-name="T24">Pole track will show commanded altitude, as determined by Ground Crew settings. </text:span><text:span text:style-name="T3">You must fly the commanded altitude for the release to be accurate</text:span><text:span text:style-name="T24">. (TODO test to confirm). If you fly below this altitude, the bombs will not drop because the crew chief has deemed it unsafe.</text:span></text:p>
        </text:list-item>
        <text:list-item>
          <text:p text:style-name="P16">2 seconds before release, distance line flashes. <text:span text:style-name="T1">Pull and hold </text:span><text:span text:style-name="T4">trigger</text:span>.</text:p>
        </text:list-item>
        <text:list-item>
          <text:p text:style-name="P16">Continue holding until you see <text:span text:style-name="T1">FÄLLD LAST</text:span></text:p>
        </text:list-item>
      </text:list>
      <text:p text:style-name="P6"/>
      <text:p text:style-name="P7"/>
      <text:p text:style-name="P5">TOSS bomb</text:p>
      <text:p text:style-name="P5"/>
      <text:list xml:id="list4090654907" text:style-name="L4">
        <text:list-item>
          <text:p text:style-name="P17">The computer can toss bombs in the Radar or Nav attack profiles. <text:span text:style-name="T26">(it's awkward in radar though)</text:span></text:p>
        </text:list-item>
        <text:list-item>
          <text:p text:style-name="P17">Estimate pull-up distance according to the following estimates (these are “max distance to pull up”, you can pull up sooner)</text:p>
        </text:list-item>
        <text:list-item>
          <text:p text:style-name="P21">Set trigger <text:span text:style-name="T1">UNSAFE</text:span></text:p>
        </text:list-item>
        <text:list-item>
          <text:p text:style-name="P17">When the distance indicator indicates less than maximum release range for the current airspeed, start pulling up with <text:span text:style-name="T1">4g</text:span>, <text:span text:style-name="T30">and </text:span><text:span text:style-name="T5">Pull and hold trigger.</text:span><text:span text:style-name="T23"> </text:span></text:p>
        </text:list-item>
        <text:list-item>
          <text:p text:style-name="P19">Continue pitching up.</text:p>
        </text:list-item>
        <text:list-item>
          <text:p text:style-name="P19">Markers appear on the distance line.</text:p>
        </text:list-item>
        <text:list-item>
          <text:p text:style-name="P19">At 12-15deg climb angle, the bombs release automatically.</text:p>
        </text:list-item>
        <text:list-item>
          <text:p text:style-name="P19">When you see <text:span text:style-name="T2">FÄLLD LAST </text:span><text:span text:style-name="T22">, </text:span>turn and egress. Trigger safe.</text:p>
        </text:list-item>
      </text:list>
      <text:p text:style-name="P9"/>
      <text:list text:style-name="L5">
        <text:list-item>
          <text:list>
            <text:list-item>
              <text:p text:style-name="P18">Mach 0.8 – 4.4km</text:p>
            </text:list-item>
            <text:list-item>
              <text:p text:style-name="P18">Mach 0.85 – 4.6km</text:p>
            </text:list-item>
            <text:list-item>
              <text:p text:style-name="P18">Mach 0.9 – 4.8km</text:p>
            </text:list-item>
          </text:list>
        </text:list-item>
      </text:list>
      <text:p text:style-name="P4"/>
      <text:p text:style-name="P4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0T11:21:47.210000000</dc:date>
    <meta:editing-duration>PT17H12M18S</meta:editing-duration>
    <meta:editing-cycles>49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33" meta:word-count="448" meta:character-count="2512" meta:non-whitespace-character-count="2114"/>
  </office:meta>
</office:document-meta>
</file>